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Work Sans" svg:font-family="'Work Sans', sans-serif"/>
    <style:font-face style:name="medium-content-serif-font" svg:font-family="medium-content-serif-font,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6.896cm" fo:margin-left="0.116cm" table:align="left"/>
    </style:style>
    <style:style style:name="Table10.A" style:family="table-column">
      <style:table-column-properties style:column-width="16.896cm"/>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style:font-name="Arial" officeooo:rsid="0018859d" officeooo:paragraph-rsid="0018859d"/>
    </style:style>
    <style:style style:name="P2" style:family="paragraph" style:parent-style-name="Text_20_body">
      <style:text-properties style:font-name="Arial" officeooo:rsid="00312b89" officeooo:paragraph-rsid="001ac59d"/>
    </style:style>
    <style:style style:name="P3" style:family="paragraph" style:parent-style-name="Text_20_body">
      <style:text-properties style:font-name="Arial" officeooo:rsid="00652e8c" officeooo:paragraph-rsid="00652e8c"/>
    </style:style>
    <style:style style:name="P4" style:family="paragraph" style:parent-style-name="Text_20_body">
      <style:text-properties fo:font-variant="normal" fo:text-transform="none" fo:color="#24292e" style:font-name="Arial" fo:font-size="12pt" fo:letter-spacing="normal" fo:font-style="normal" fo:font-weight="normal" officeooo:rsid="004e4825" officeooo:paragraph-rsid="004e4825" style:font-size-asian="12pt" style:font-style-asian="normal" style:font-size-complex="12pt" style:font-style-complex="normal"/>
    </style:style>
    <style:style style:name="P5" style:family="paragraph" style:parent-style-name="Text_20_body">
      <style:text-properties fo:font-variant="normal" fo:text-transform="none" fo:color="#24292e" style:font-name="Arial" fo:font-size="12pt" fo:letter-spacing="normal" fo:font-style="normal" fo:font-weight="normal" officeooo:rsid="006996e3" officeooo:paragraph-rsid="006996e3" style:font-size-asian="12pt" style:font-size-complex="12pt"/>
    </style:style>
    <style:style style:name="P6" style:family="paragraph" style:parent-style-name="Text_20_body">
      <style:text-properties fo:font-variant="normal" fo:text-transform="none" fo:color="#000000" style:font-name="Arial" fo:font-size="12pt" fo:letter-spacing="normal" fo:font-style="normal" fo:font-weight="normal" officeooo:rsid="0063a274" officeooo:paragraph-rsid="0063a274"/>
    </style:style>
    <style:style style:name="P7" style:family="paragraph" style:parent-style-name="Text_20_body">
      <style:text-properties fo:font-variant="normal" fo:text-transform="none" style:font-name="medium-content-serif-font" fo:font-size="15.75pt" fo:letter-spacing="normal" fo:font-style="normal" fo:font-weight="normal" officeooo:rsid="00312b89" officeooo:paragraph-rsid="001ac59d" style:font-size-asian="12pt" style:font-size-complex="12pt"/>
    </style:style>
    <style:style style:name="P8" style:family="paragraph" style:parent-style-name="Text_20_body">
      <style:text-properties fo:font-variant="normal" fo:text-transform="none" style:font-name="Arial" fo:font-size="12pt" fo:letter-spacing="normal" fo:font-style="normal" fo:font-weight="normal" officeooo:rsid="00312b89" officeooo:paragraph-rsid="001ac59d" style:font-size-asian="12pt" style:font-size-complex="12pt"/>
    </style:style>
    <style:style style:name="P9" style:family="paragraph" style:parent-style-name="Text_20_body">
      <style:text-properties officeooo:rsid="004e4825" officeooo:paragraph-rsid="004e4825"/>
    </style:style>
    <style:style style:name="P10" style:family="paragraph" style:parent-style-name="Title">
      <style:text-properties style:font-name="Arial" officeooo:rsid="0018859d" officeooo:paragraph-rsid="0018859d"/>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size="12pt" officeooo:rsid="006de351" officeooo:paragraph-rsid="006de351" style:font-size-asian="12pt" style:font-size-complex="12pt"/>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size="12pt" officeooo:rsid="006fa7eb" officeooo:paragraph-rsid="006fa7eb" style:font-size-asian="12pt" style:font-size-complex="12pt"/>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6bee90"/>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56bf94" officeooo:paragraph-rsid="0057d92c"/>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style:text-outline="false" style:text-line-through-style="none" style:text-line-through-type="none" style:font-name="Courier New" fo:font-size="12pt" fo:font-style="normal" fo:text-shadow="none" style:text-underline-style="none" fo:font-weight="normal" officeooo:paragraph-rsid="006de35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style:font-name="Courier New" fo:font-size="12pt" officeooo:paragraph-rsid="006de351" style:font-size-asian="12pt" style:font-size-complex="12pt"/>
    </style:style>
    <style:style style:name="P1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92e" style:text-outline="false" style:text-line-through-style="none" style:text-line-through-type="none" style:font-name="Arial" fo:font-size="12pt" fo:letter-spacing="normal" fo:font-style="normal" fo:text-shadow="none" style:text-underline-style="none" fo:font-weight="normal" officeooo:rsid="0056bf94" officeooo:paragraph-rsid="006996e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Standard">
      <style:paragraph-properties fo:text-align="start" style:justify-single-word="false"/>
      <style:text-properties fo:font-variant="normal" fo:text-transform="none" fo:color="#535f61"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0"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24292e"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fo:font-variant="normal" fo:text-transform="none" style:font-name="Arial" fo:font-size="12pt" fo:letter-spacing="normal" fo:font-style="normal" fo:font-weight="normal" officeooo:rsid="00694bdc" officeooo:paragraph-rsid="00694bdc" style:font-size-asian="12pt" style:font-size-complex="12pt"/>
    </style:style>
    <style:style style:name="P25" style:family="paragraph" style:parent-style-name="Standard">
      <style:text-properties fo:font-variant="normal" fo:text-transform="none" fo:color="#24292e" style:font-name="Arial" fo:font-size="12pt" fo:letter-spacing="normal" fo:font-style="normal" fo:font-weight="normal" officeooo:rsid="006996e3" officeooo:paragraph-rsid="006996e3"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56bf94" officeooo:paragraph-rsid="0057d92c"/>
    </style:style>
    <style:style style:name="P2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996e3" officeooo:paragraph-rsid="006996e3" style:font-size-asian="12pt" style:font-size-complex="12pt"/>
    </style:style>
    <style:style style:name="P3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bee90" officeooo:paragraph-rsid="006bee90" style:font-size-asian="12pt" style:font-size-complex="12pt"/>
    </style:style>
    <style:style style:name="P3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de351" officeooo:paragraph-rsid="006de351" style:font-size-asian="12pt" style:font-size-complex="12pt"/>
    </style:style>
    <style:style style:name="P3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5.75pt" fo:letter-spacing="normal" fo:font-style="normal" fo:font-weight="normal" officeooo:rsid="006996e3" officeooo:paragraph-rsid="006996e3" style:font-size-asian="12pt" style:font-size-complex="12pt"/>
    </style:style>
    <style:style style:name="P3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5.75pt" fo:letter-spacing="normal" fo:font-style="normal" fo:font-weight="normal" officeooo:rsid="006600d9" officeooo:paragraph-rsid="006bee90" style:font-size-asian="12pt" style:font-size-complex="12pt"/>
    </style:style>
    <style:style style:name="P3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535f61" style:font-name="Courier New" fo:font-size="12pt" fo:letter-spacing="normal" fo:font-style="normal" fo:font-weight="normal" officeooo:rsid="006600d9" officeooo:paragraph-rsid="006bee90" style:font-size-asian="12pt" style:font-size-complex="12pt"/>
    </style:style>
    <style:style style:name="P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999999" style:text-outline="false" style:text-line-through-style="none" style:text-line-through-type="none" style:font-name="Courier New" fo:font-size="12pt" fo:letter-spacing="normal" fo:font-style="normal" fo:text-shadow="none" style:text-underline-style="none" fo:font-weight="normal" officeooo:rsid="006600d9" officeooo:paragraph-rsid="006de351"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535f61" style:font-name="Courier New" fo:font-size="12pt" fo:letter-spacing="normal" fo:font-style="italic" fo:font-weight="normal" style:font-size-asian="12pt" style:font-size-complex="12pt" loext:padding="0cm" loext:border="none"/>
    </style:style>
    <style:style style:name="P37" style:family="paragraph" style:parent-style-name="Standard">
      <style:paragraph-properties fo:margin-left="0cm" fo:margin-right="0cm" fo:margin-top="0cm" fo:margin-bottom="0cm" loext:contextual-spacing="false" fo:orphans="2" fo:widows="2" fo:text-indent="0cm" style:auto-text-indent="false" fo:break-before="page"/>
      <style:text-properties officeooo:paragraph-rsid="006bee90"/>
    </style:style>
    <style:style style:name="P38" style:family="paragraph" style:parent-style-name="Text_20_body">
      <style:text-properties fo:font-variant="normal" fo:text-transform="none" fo:color="#24292e" style:font-name="Arial" fo:font-size="12pt" fo:letter-spacing="normal" fo:font-style="normal" fo:font-weight="normal" officeooo:rsid="004e4825" officeooo:paragraph-rsid="0039163b" style:font-size-asian="12pt" style:font-style-asian="normal" style:font-size-complex="12pt" style:font-style-complex="normal"/>
    </style:style>
    <style:style style:name="P39" style:family="paragraph" style:parent-style-name="Text_20_body">
      <style:text-properties fo:font-variant="normal" fo:text-transform="none" style:font-name="Arial" fo:font-size="12pt" fo:letter-spacing="normal" fo:font-style="normal" fo:font-weight="normal" officeooo:rsid="0063a274" officeooo:paragraph-rsid="0063a274" style:font-size-asian="12pt" style:font-size-complex="12pt"/>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56bf94" officeooo:paragraph-rsid="0057d92c" style:font-size-asian="12pt" style:font-size-complex="12pt"/>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996e3" officeooo:paragraph-rsid="006996e3" style:font-size-asian="12pt" style:font-size-complex="12pt"/>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bee90" officeooo:paragraph-rsid="006bee90" style:font-size-asian="12pt" style:font-size-complex="12pt"/>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600d9" officeooo:paragraph-rsid="006bee90" style:font-size-asian="12pt" style:font-size-complex="12pt"/>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rsid="006fa7eb" officeooo:paragraph-rsid="006fa7eb" style:font-size-asian="12pt" style:font-size-complex="12pt" loext:padding="0cm" loext:border="none"/>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5.75pt" fo:letter-spacing="normal" fo:font-style="normal" fo:font-weight="normal" officeooo:rsid="006996e3" officeooo:paragraph-rsid="006996e3" style:font-size-asian="12pt" style:font-size-complex="12pt"/>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5.75pt" fo:letter-spacing="normal" fo:font-style="normal" fo:font-weight="normal" officeooo:rsid="006600d9" officeooo:paragraph-rsid="006bee90" style:font-size-asian="12pt" style:font-size-complex="12pt"/>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35f61" style:font-name="Courier New" fo:font-size="12pt" fo:letter-spacing="normal" fo:font-style="normal" fo:font-weight="normal" officeooo:rsid="006600d9" officeooo:paragraph-rsid="006bee90" style:font-size-asian="12pt" style:font-size-complex="12pt"/>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35f61" style:font-name="Courier New" fo:font-size="12pt" fo:letter-spacing="normal" fo:font-style="normal" fo:font-weight="normal" officeooo:rsid="006600d9" officeooo:paragraph-rsid="006de351" style:font-size-asian="12pt" style:font-size-complex="12pt"/>
    </style:style>
    <style:style style:name="P49" style:family="paragraph" style:parent-style-name="Heading_20_1">
      <style:text-properties fo:font-variant="normal" fo:text-transform="none" style:font-name="medium-content-serif-font" fo:font-size="15.75pt" fo:letter-spacing="normal" fo:font-style="normal" fo:font-weight="normal" officeooo:rsid="004e4825" officeooo:paragraph-rsid="006600d9" style:font-size-asian="12pt" style:font-size-complex="12pt"/>
    </style:style>
    <style:style style:name="T1" style:family="text">
      <style:text-properties fo:font-variant="normal" fo:text-transform="none" fo:color="#24292e" style:font-name="Arial" fo:font-size="12pt" fo:letter-spacing="normal" fo:font-style="normal" style:text-underline-style="none" fo:font-weight="normal" officeooo:rsid="006996e3" style:font-size-asian="12pt" style:font-size-complex="12pt" loext:padding="0cm" loext:border="none"/>
    </style:style>
    <style:style style:name="T2" style:family="text">
      <style:text-properties fo:font-variant="normal" fo:text-transform="none" fo:color="#24292e" style:font-name="Arial" fo:font-size="15.75pt" fo:letter-spacing="normal" fo:font-style="normal" fo:font-weight="normal" officeooo:rsid="006600d9" style:font-size-asian="12pt" style:font-size-complex="12pt"/>
    </style:style>
    <style:style style:name="T3" style:family="text">
      <style:text-properties fo:font-variant="normal" fo:text-transform="none" fo:color="#24292e" style:font-name="Arial" fo:font-size="15.75pt" fo:letter-spacing="normal" fo:font-style="normal" fo:font-weight="normal" officeooo:rsid="004e4825" style:font-size-asian="12pt" style:font-size-complex="12pt"/>
    </style:style>
    <style:style style:name="T4" style:family="text">
      <style:text-properties fo:font-variant="normal" fo:text-transform="none" fo:color="#24292e" style:font-name="Arial" fo:font-size="15.75pt" fo:letter-spacing="normal" fo:font-style="normal" fo:font-weight="normal" officeooo:rsid="006bee90" style:font-size-asian="12pt" style:font-size-complex="12pt"/>
    </style:style>
    <style:style style:name="T5" style:family="text">
      <style:text-properties fo:font-variant="normal" fo:text-transform="none" fo:color="#24292e" style:font-name="Arial" fo:letter-spacing="normal" fo:font-style="normal" fo:font-weight="normal"/>
    </style:style>
    <style:style style:name="T6" style:family="text">
      <style:text-properties fo:font-variant="normal" fo:text-transform="none" fo:color="#24292e" style:font-name="Arial" fo:letter-spacing="normal" fo:font-style="normal" fo:font-weight="normal" officeooo:rsid="006600d9"/>
    </style:style>
    <style:style style:name="T7" style:family="text">
      <style:text-properties fo:font-variant="normal" fo:text-transform="none" fo:color="#24292e" style:font-name="Arial" fo:letter-spacing="normal" fo:font-style="normal" fo:font-weight="normal" officeooo:rsid="006600d9" loext:padding="0cm" loext:border="none"/>
    </style:style>
    <style:style style:name="T8" style:family="text">
      <style:text-properties fo:font-variant="normal" fo:text-transform="none" fo:color="#24292e" style:font-name="Arial" fo:letter-spacing="normal" fo:font-style="normal" fo:font-weight="normal" loext:padding="0cm" loext:border="none"/>
    </style:style>
    <style:style style:name="T9" style:family="text">
      <style:text-properties fo:font-variant="normal" fo:text-transform="none" fo:color="#24292e" style:text-line-through-style="none" style:text-line-through-type="none" style:font-name="Arial" fo:font-size="12pt" fo:letter-spacing="normal" fo:font-style="normal" style:text-underline-style="none" fo:font-weight="normal" officeooo:rsid="006600d9" style:text-blinking="false" style:font-size-asian="12pt" style:font-size-complex="12pt" loext:padding="0cm" loext:border="none"/>
    </style:style>
    <style:style style:name="T10" style:family="text">
      <style:text-properties fo:font-variant="normal" fo:text-transform="none" style:font-name="Courier New" fo:letter-spacing="normal"/>
    </style:style>
    <style:style style:name="T11" style:family="text">
      <style:text-properties fo:font-variant="normal" fo:text-transform="none" style:font-name="Courier New" fo:letter-spacing="normal" officeooo:rsid="0063a274"/>
    </style:style>
    <style:style style:name="T12" style:family="text">
      <style:text-properties fo:font-variant="normal" fo:text-transform="none" style:font-name="Courier New" fo:letter-spacing="normal" loext:padding="0cm" loext:border="none"/>
    </style:style>
    <style:style style:name="T13" style:family="text">
      <style:text-properties fo:font-variant="normal" fo:text-transform="none" style:font-name="Courier New" fo:letter-spacing="normal" style:text-underline-style="solid" style:text-underline-width="auto" style:text-underline-color="font-color" loext:padding="0cm" loext:border="none"/>
    </style:style>
    <style:style style:name="T14" style:family="text">
      <style:text-properties fo:font-variant="normal" fo:text-transform="none" style:font-name="Courier New" fo:letter-spacing="normal" officeooo:rsid="006a8bb9" loext:padding="0cm" loext:border="none"/>
    </style:style>
    <style:style style:name="T15" style:family="text">
      <style:text-properties fo:font-variant="normal" fo:text-transform="none" style:font-name="Courier New" fo:letter-spacing="normal" style:text-blinking="false" loext:padding="0cm" loext:border="none"/>
    </style:style>
    <style:style style:name="T16" style:family="text">
      <style:text-properties fo:font-variant="normal" fo:text-transform="none" style:font-name="Courier New" fo:font-size="12pt" fo:letter-spacing="normal" fo:font-style="normal" fo:font-weight="normal"/>
    </style:style>
    <style:style style:name="T17" style:family="text">
      <style:text-properties fo:font-variant="normal" fo:text-transform="none" style:font-name="Courier New" fo:font-size="12pt" fo:letter-spacing="normal" fo:font-style="normal" fo:font-weight="normal" officeooo:rsid="0063a274"/>
    </style:style>
    <style:style style:name="T18" style:family="text">
      <style:text-properties fo:font-variant="normal" fo:text-transform="none" style:font-name="Arial" fo:font-size="12pt" fo:letter-spacing="normal" fo:font-style="normal" fo:font-weight="normal" style:font-size-asian="12pt" style:font-size-complex="12pt"/>
    </style:style>
    <style:style style:name="T19" style:family="text">
      <style:text-properties fo:font-variant="normal" fo:text-transform="none" fo:color="#535f61" style:font-name="Arial" fo:font-size="12pt" fo:letter-spacing="normal" fo:font-style="normal" fo:font-weight="normal" officeooo:rsid="006600d9" style:font-size-asian="12pt" style:font-size-complex="12pt"/>
    </style:style>
    <style:style style:name="T20" style:family="text">
      <style:text-properties fo:font-variant="normal" fo:text-transform="none" fo:color="#535f61" style:font-name="Courier New" fo:letter-spacing="normal"/>
    </style:style>
    <style:style style:name="T21" style:family="text">
      <style:text-properties fo:font-variant="normal" fo:text-transform="none" fo:color="#535f61" fo:letter-spacing="normal"/>
    </style:style>
    <style:style style:name="T22" style:family="text">
      <style:text-properties fo:font-variant="normal" fo:text-transform="none" fo:color="#535f61" fo:letter-spacing="normal" fo:font-style="normal" fo:font-weight="normal" officeooo:rsid="006600d9"/>
    </style:style>
    <style:style style:name="T23" style:family="text">
      <style:text-properties fo:font-variant="normal" fo:text-transform="none" fo:color="#535f61" fo:letter-spacing="normal" officeooo:rsid="006600d9"/>
    </style:style>
    <style:style style:name="T24" style:family="text">
      <style:text-properties fo:font-variant="normal" fo:text-transform="none" fo:color="#535f61" fo:letter-spacing="normal" officeooo:rsid="006600d9" loext:padding="0cm" loext:border="none"/>
    </style:style>
    <style:style style:name="T25" style:family="text">
      <style:text-properties fo:font-variant="normal" fo:text-transform="none" fo:color="#dd4a68" style:font-name="Courier New" fo:letter-spacing="normal" loext:padding="0cm" loext:border="none"/>
    </style:style>
    <style:style style:name="T26" style:family="text">
      <style:text-properties fo:font-variant="normal" fo:text-transform="none" fo:color="#dd4a68" fo:letter-spacing="normal" loext:padding="0cm" loext:border="none"/>
    </style:style>
    <style:style style:name="T27" style:family="text">
      <style:text-properties fo:font-variant="normal" fo:text-transform="none" fo:color="#dd4a68" fo:letter-spacing="normal" fo:font-style="normal" fo:font-weight="normal" officeooo:rsid="006600d9" loext:padding="0cm" loext:border="none"/>
    </style:style>
    <style:style style:name="T28" style:family="text">
      <style:text-properties fo:font-variant="normal" fo:text-transform="none" fo:color="#dd4a68" fo:letter-spacing="normal" fo:font-style="normal" fo:font-weight="normal" officeooo:rsid="006de351" loext:padding="0cm" loext:border="none"/>
    </style:style>
    <style:style style:name="T29" style:family="text">
      <style:text-properties fo:font-variant="normal" fo:text-transform="none" fo:color="#dd4a68" fo:letter-spacing="normal" officeooo:rsid="006600d9" loext:padding="0cm" loext:border="none"/>
    </style:style>
    <style:style style:name="T30" style:family="text">
      <style:text-properties fo:font-variant="normal" fo:text-transform="none" fo:color="#9a6e3a" fo:letter-spacing="normal" fo:font-style="normal" fo:font-weight="normal" officeooo:rsid="006600d9" loext:padding="0cm" loext:border="none"/>
    </style:style>
    <style:style style:name="T31" style:family="text">
      <style:text-properties fo:font-variant="normal" fo:text-transform="none" fo:color="#9a6e3a" fo:letter-spacing="normal" officeooo:rsid="006600d9" loext:padding="0cm" loext:border="none"/>
    </style:style>
    <style:style style:name="T32" style:family="text">
      <style:text-properties fo:font-variant="normal" fo:text-transform="none" fo:color="#9a6e3a" fo:letter-spacing="normal" loext:padding="0cm" loext:border="none"/>
    </style:style>
    <style:style style:name="T33" style:family="text">
      <style:text-properties fo:font-variant="normal" fo:text-transform="none" fo:color="#ee9900" fo:letter-spacing="normal" fo:font-style="normal" fo:font-weight="normal" officeooo:rsid="006600d9" loext:padding="0cm" loext:border="none"/>
    </style:style>
    <style:style style:name="T34" style:family="text">
      <style:text-properties fo:font-variant="normal" fo:text-transform="none" fo:color="#ee9900" fo:letter-spacing="normal" officeooo:rsid="006600d9" loext:padding="0cm" loext:border="none"/>
    </style:style>
    <style:style style:name="T35" style:family="text">
      <style:text-properties fo:font-variant="normal" fo:text-transform="none" fo:color="#ee9900" fo:letter-spacing="normal" loext:padding="0cm" loext:border="none"/>
    </style:style>
    <style:style style:name="T36" style:family="text">
      <style:text-properties fo:font-variant="normal" fo:text-transform="none" fo:color="#999999" fo:letter-spacing="normal" fo:font-style="normal" fo:font-weight="normal" officeooo:rsid="006600d9" loext:padding="0cm" loext:border="none"/>
    </style:style>
    <style:style style:name="T37" style:family="text">
      <style:text-properties fo:font-variant="normal" fo:text-transform="none" fo:color="#999999" fo:letter-spacing="normal" officeooo:rsid="006600d9" loext:padding="0cm" loext:border="none"/>
    </style:style>
    <style:style style:name="T38" style:family="text">
      <style:text-properties fo:font-variant="normal" fo:text-transform="none" fo:color="#999999" fo:letter-spacing="normal" officeooo:rsid="006de351" loext:padding="0cm" loext:border="none"/>
    </style:style>
    <style:style style:name="T39" style:family="text">
      <style:text-properties fo:font-variant="normal" fo:text-transform="none" fo:color="#669900" fo:letter-spacing="normal" fo:font-style="normal" fo:font-weight="normal" officeooo:rsid="006600d9" loext:padding="0cm" loext:border="none"/>
    </style:style>
    <style:style style:name="T40" style:family="text">
      <style:text-properties fo:font-variant="normal" fo:text-transform="none" fo:color="#669900" fo:letter-spacing="normal" officeooo:rsid="006600d9" loext:padding="0cm" loext:border="none"/>
    </style:style>
    <style:style style:name="T41" style:family="text">
      <style:text-properties fo:font-variant="normal" fo:text-transform="none" fo:color="#0077aa" fo:letter-spacing="normal" loext:padding="0cm" loext:border="none"/>
    </style:style>
    <style:style style:name="T42" style:family="text">
      <style:text-properties style:font-name="Arial"/>
    </style:style>
    <style:style style:name="T43" style:family="text">
      <style:text-properties style:font-name="Arial" fo:font-size="12pt" fo:letter-spacing="normal" fo:font-weight="normal" style:font-size-asian="12pt" style:font-size-complex="12pt"/>
    </style:style>
    <style:style style:name="T44" style:family="text">
      <style:text-properties style:font-name="Arial" officeooo:rsid="006600d9"/>
    </style:style>
    <style:style style:name="T45" style:family="text">
      <style:text-properties style:font-name="Arial" style:font-size-asian="12pt" style:font-size-complex="12pt"/>
    </style:style>
    <style:style style:name="T46" style:family="text">
      <style:text-properties style:font-name="Arial" style:font-size-asian="12pt" style:font-size-complex="12pt" loext:padding="0cm" loext:border="none"/>
    </style:style>
    <style:style style:name="T47" style:family="text">
      <style:text-properties style:font-name="Arial" style:text-underline-style="none" style:font-size-asian="12pt" style:font-size-complex="12pt" loext:padding="0cm" loext:border="none"/>
    </style:style>
    <style:style style:name="T48" style:family="text">
      <style:text-properties style:font-name="Arial" style:text-underline-style="none" officeooo:rsid="006996e3" style:font-size-asian="12pt" style:font-size-complex="12pt" loext:padding="0cm" loext:border="none"/>
    </style:style>
    <style:style style:name="T49" style:family="text">
      <style:text-properties style:font-style-asian="normal" style:font-style-complex="normal"/>
    </style:style>
    <style:style style:name="T50" style:family="text">
      <style:text-properties officeooo:rsid="004e4825" style:font-style-asian="normal" style:font-style-complex="normal"/>
    </style:style>
    <style:style style:name="T51" style:family="text">
      <style:text-properties officeooo:rsid="00623652"/>
    </style:style>
    <style:style style:name="T52" style:family="text">
      <style:text-properties officeooo:rsid="0063a274"/>
    </style:style>
    <style:style style:name="T53" style:family="text">
      <style:text-properties style:font-name="Courier New" loext:padding="0cm" loext:border="none"/>
    </style:style>
    <style:style style:name="T54" style:family="text">
      <style:text-properties style:font-name="Courier New" style:text-underline-style="solid" style:text-underline-width="auto" style:text-underline-color="font-color" loext:padding="0cm" loext:border="none"/>
    </style:style>
    <style:style style:name="T55" style:family="text">
      <style:text-properties officeooo:rsid="00652e8c"/>
    </style:style>
    <style:style style:name="T56" style:family="text">
      <style:text-properties officeooo:rsid="006600d9"/>
    </style:style>
    <style:style style:name="T57" style:family="text">
      <style:text-properties fo:color="#dd4a68"/>
    </style:style>
    <style:style style:name="T58" style:family="text">
      <style:text-properties fo:color="#ee9900"/>
    </style:style>
    <style:style style:name="T59" style:family="text">
      <style:text-properties fo:color="#9a6e3a"/>
    </style:style>
    <style:style style:name="T60" style:family="text">
      <style:text-properties fo:color="#669900"/>
    </style:style>
  </office:automatic-styles>
  <office:body>
    <office:text text:use-soft-page-breaks="true">
      <office:forms form:automatic-focus="false" form:apply-design-mode="false"/>
      <text:tracked-changes>
        <text:changed-region xml:id="ct94616409026336" text:id="ct94616409026336">
          <text:insertion>
            <office:change-info>
              <dc:creator>Unknown Author</dc:creator>
              <dc:date>2019-04-30T17:29:53</dc:date>
            </office:change-info>
          </text:insertion>
        </text:changed-region>
        <text:changed-region xml:id="ct94616409014256" text:id="ct94616409014256">
          <text:format-change>
            <office:change-info>
              <dc:creator>Unknown Author</dc:creator>
              <dc:date>2019-04-30T17:30:06</dc:date>
            </office:change-info>
          </text:format-change>
        </text:changed-region>
        <text:changed-region xml:id="ct94616409018128" text:id="ct94616409018128">
          <text:insertion>
            <office:change-info>
              <dc:creator>Unknown Author</dc:creator>
              <dc:date>2019-04-30T17:36:41</dc:date>
            </office:change-info>
          </text:insertion>
        </text:changed-region>
        <text:changed-region xml:id="ct94616409057504" text:id="ct94616409057504">
          <text:insertion>
            <office:change-info>
              <dc:creator>Unknown Author</dc:creator>
              <dc:date>2019-04-30T17:36:57</dc:date>
            </office:change-info>
          </text:insertion>
        </text:changed-region>
        <text:changed-region xml:id="ct94616409057744" text:id="ct94616409057744">
          <text:insertion>
            <office:change-info>
              <dc:creator>Unknown Author</dc:creator>
              <dc:date>2019-04-30T17:37:34</dc:date>
            </office:change-info>
          </text:insertion>
        </text:changed-region>
        <text:changed-region xml:id="ct94616409064352" text:id="ct94616409064352">
          <text:insertion>
            <office:change-info>
              <dc:creator>Unknown Author</dc:creator>
              <dc:date>2019-04-30T17:38:05</dc:date>
            </office:change-info>
          </text:insertion>
        </text:changed-region>
        <text:changed-region xml:id="ct94616409064592" text:id="ct94616409064592">
          <text:insertion>
            <office:change-info>
              <dc:creator>Unknown Author</dc:creator>
              <dc:date>2019-04-30T17:39:09</dc:date>
            </office:change-info>
          </text:insertion>
        </text:changed-region>
        <text:changed-region xml:id="ct94616409059808" text:id="ct94616409059808">
          <text:insertion>
            <office:change-info>
              <dc:creator>Unknown Author</dc:creator>
              <dc:date>2019-04-30T17:40:52</dc:date>
            </office:change-info>
          </text:insertion>
        </text:changed-region>
        <text:changed-region xml:id="ct94616409040160" text:id="ct94616409040160">
          <text:insertion>
            <office:change-info>
              <dc:creator>Unknown Author</dc:creator>
              <dc:date>2019-04-30T17:39:09</dc:date>
            </office:change-info>
          </text:insertion>
        </text:changed-region>
        <text:changed-region xml:id="ct94616409070288" text:id="ct94616409070288">
          <text:insertion>
            <office:change-info>
              <dc:creator>Unknown Author</dc:creator>
              <dc:date>2019-04-30T17:41:25</dc:date>
            </office:change-info>
          </text:insertion>
        </text:changed-region>
        <text:changed-region xml:id="ct94616409074848" text:id="ct94616409074848">
          <text:insertion>
            <office:change-info>
              <dc:creator>Unknown Author</dc:creator>
              <dc:date>2019-04-30T17:41:50</dc:date>
            </office:change-info>
          </text:insertion>
        </text:changed-region>
        <text:changed-region xml:id="ct94616409069632" text:id="ct94616409069632">
          <text:insertion>
            <office:change-info>
              <dc:creator>Unknown Author</dc:creator>
              <dc:date>2019-04-30T17:38:05</dc:date>
            </office:change-info>
          </text:insertion>
        </text:changed-region>
        <text:changed-region xml:id="ct94616409078784" text:id="ct94616409078784">
          <text:insertion>
            <office:change-info>
              <dc:creator>Unknown Author</dc:creator>
              <dc:date>2019-04-30T17:42:00</dc:date>
            </office:change-info>
          </text:insertion>
        </text:changed-region>
        <text:changed-region xml:id="ct94616409081872" text:id="ct94616409081872">
          <text:insertion>
            <office:change-info>
              <dc:creator>Unknown Author</dc:creator>
              <dc:date>2019-04-30T17:42:19</dc:date>
            </office:change-info>
          </text:insertion>
        </text:changed-region>
        <text:changed-region xml:id="ct94616409065136" text:id="ct94616409065136">
          <text:insertion>
            <office:change-info>
              <dc:creator>Unknown Author</dc:creator>
              <dc:date>2019-04-30T17:42:39</dc:date>
            </office:change-info>
          </text:insertion>
        </text:changed-region>
        <text:changed-region xml:id="ct94616409086976" text:id="ct94616409086976">
          <text:insertion>
            <office:change-info>
              <dc:creator>Unknown Author</dc:creator>
              <dc:date>2019-04-30T17:43:06</dc:date>
            </office:change-info>
          </text:insertion>
        </text:changed-region>
        <text:changed-region xml:id="ct94616409032176" text:id="ct94616409032176">
          <text:insertion>
            <office:change-info>
              <dc:creator>Unknown Author</dc:creator>
              <dc:date>2019-04-30T17:43:19</dc:date>
            </office:change-info>
          </text:insertion>
        </text:changed-region>
        <text:changed-region xml:id="ct94616408913120" text:id="ct94616408913120">
          <text:insertion>
            <office:change-info>
              <dc:creator>Unknown Author</dc:creator>
              <dc:date>2019-04-30T19:29:19</dc:date>
            </office:change-info>
          </text:insertion>
        </text:changed-region>
        <text:changed-region xml:id="ct94616409108128" text:id="ct94616409108128">
          <text:insertion>
            <office:change-info>
              <dc:creator>Unknown Author</dc:creator>
              <dc:date>2019-04-30T19:30:18</dc:date>
            </office:change-info>
          </text:insertion>
        </text:changed-region>
        <text:changed-region xml:id="ct94616409106928" text:id="ct94616409106928">
          <text:insertion>
            <office:change-info>
              <dc:creator>Unknown Author</dc:creator>
              <dc:date>2019-04-30T19:29:19</dc:date>
            </office:change-info>
          </text:insertion>
        </text:changed-region>
        <text:changed-region xml:id="ct94616409034160" text:id="ct94616409034160">
          <text:insertion>
            <office:change-info>
              <dc:creator>Unknown Author</dc:creator>
              <dc:date>2019-04-30T19:28:55</dc:date>
            </office:change-info>
          </text:insertion>
        </text:changed-region>
        <text:changed-region xml:id="ct94616409001200" text:id="ct94616409001200">
          <text:insertion>
            <office:change-info>
              <dc:creator>Unknown Author</dc:creator>
              <dc:date>2019-04-30T19:29:13</dc:date>
            </office:change-info>
          </text:insertion>
        </text:changed-region>
        <text:changed-region xml:id="ct94616409110368" text:id="ct94616409110368">
          <text:insertion>
            <office:change-info>
              <dc:creator>Unknown Author</dc:creator>
              <dc:date>2019-04-30T19:31:18</dc:date>
            </office:change-info>
          </text:insertion>
        </text:changed-region>
        <text:changed-region xml:id="ct94616409129280" text:id="ct94616409129280">
          <text:insertion>
            <office:change-info>
              <dc:creator>Unknown Author</dc:creator>
              <dc:date>2019-04-30T19:32:09</dc:date>
            </office:change-info>
          </text:insertion>
        </text:changed-region>
        <text:changed-region xml:id="ct94616409133568" text:id="ct94616409133568">
          <text:insertion>
            <office:change-info>
              <dc:creator>Unknown Author</dc:creator>
              <dc:date>2019-04-30T19:32:42</dc:date>
            </office:change-info>
          </text:insertion>
        </text:changed-region>
        <text:changed-region xml:id="ct94616409134592" text:id="ct94616409134592">
          <text:insertion>
            <office:change-info>
              <dc:creator>Unknown Author</dc:creator>
              <dc:date>2019-04-30T19:32:09</dc:date>
            </office:change-info>
          </text:insertion>
        </text:changed-region>
        <text:changed-region xml:id="ct94616409134832" text:id="ct94616409134832">
          <text:insertion>
            <office:change-info>
              <dc:creator>Unknown Author</dc:creator>
              <dc:date>2019-04-30T19:33:10</dc:date>
            </office:change-info>
          </text:insertion>
        </text:changed-region>
        <text:changed-region xml:id="ct94616409141008" text:id="ct94616409141008">
          <text:insertion>
            <office:change-info>
              <dc:creator>Unknown Author</dc:creator>
              <dc:date>2019-04-30T19:33:47</dc:date>
            </office:change-info>
          </text:insertion>
        </text:changed-region>
        <text:changed-region xml:id="ct94616409144000" text:id="ct94616409144000">
          <text:insertion>
            <office:change-info>
              <dc:creator>Unknown Author</dc:creator>
              <dc:date>2019-04-30T19:36:26</dc:date>
            </office:change-info>
          </text:insertion>
        </text:changed-region>
        <text:changed-region xml:id="ct94616409148096" text:id="ct94616409148096">
          <text:insertion>
            <office:change-info>
              <dc:creator>Unknown Author</dc:creator>
              <dc:date>2019-04-30T19:40:44</dc:date>
            </office:change-info>
          </text:insertion>
        </text:changed-region>
        <text:changed-region xml:id="ct94616409167392" text:id="ct94616409167392">
          <text:insertion>
            <office:change-info>
              <dc:creator>Unknown Author</dc:creator>
              <dc:date>2019-04-30T19:36:26</dc:date>
            </office:change-info>
          </text:insertion>
        </text:changed-region>
        <text:changed-region xml:id="ct94616409165536" text:id="ct94616409165536">
          <text:insertion>
            <office:change-info>
              <dc:creator>Unknown Author</dc:creator>
              <dc:date>2019-04-30T19:41:04</dc:date>
            </office:change-info>
          </text:insertion>
        </text:changed-region>
        <text:changed-region xml:id="ct94616409166784" text:id="ct94616409166784">
          <text:insertion>
            <office:change-info>
              <dc:creator>Unknown Author</dc:creator>
              <dc:date>2019-04-30T19:40:32</dc:date>
            </office:change-info>
          </text:insertion>
        </text:changed-region>
        <text:changed-region xml:id="ct94616409163536" text:id="ct94616409163536">
          <text:insertion>
            <office:change-info>
              <dc:creator>Unknown Author</dc:creator>
              <dc:date>2019-04-30T19:36:26</dc:date>
            </office:change-info>
          </text:insertion>
        </text:changed-region>
        <text:changed-region xml:id="ct94616409174048" text:id="ct94616409174048">
          <text:insertion>
            <office:change-info>
              <dc:creator>Unknown Author</dc:creator>
              <dc:date>2019-04-30T19:42:23</dc:date>
            </office:change-info>
          </text:insertion>
        </text:changed-region>
        <text:changed-region xml:id="ct94616409092112" text:id="ct94616409092112">
          <text:insertion>
            <office:change-info>
              <dc:creator>Unknown Author</dc:creator>
              <dc:date>2019-04-30T19:42: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 <text:span text:style-name="T51">4</text:span>. <text:s/><text:span text:style-name="T51">Installing and using Istio</text:span></text:p>
      <text:p text:style-name="P1"/>
      <text:p text:style-name="P6"><text:span text:style-name="T50">I</text:span><text:span text:style-name="T49">n this lab, we'll deploy Istio. <text:s/></text:span></text:p>
      <text:p text:style-name="P38">Istio is installed in two parts. The first part involves the CLI tooling that will be used to deploy and manage Istio backed services. The second part configures the Kubernetes cluster to support Istio.</text:p>
      <text:p text:style-name="P38"/>
      <text:h text:style-name="Heading_20_1" text:outline-level="1">Step 1. <text:s/><text:span text:style-name="T55">Install Istio. </text:span></text:h>
      <text:p text:style-name="Text_20_body"/>
      <text:p text:style-name="P4">The following command will <text:span text:style-name="T55">download</text:span> the <text:span text:style-name="T52">latest </text:span>Istio <text:s/>release.</text:p>
      <table:table table:name="Table24" table:style-name="Table24">
        <table:table-column table:style-name="Table24.A"/>
        <table:table-row>
          <table:table-cell table:style-name="Table24.A1" office:value-type="string">
            <text:p text:style-name="P20"><text:bookmark text:name="37ba"/><text:span text:style-name="Source_20_Text"><text:span text:style-name="T10">curl -L https://git.io/getLatestIstio | sh -</text:span></text:span></text:p>
          </table:table-cell>
        </table:table-row>
      </table:table>
      <text:p text:style-name="P4"/>
      <text:p text:style-name="P4">After it has successfully run, add the bin folder to your path.</text:p>
      <table:table table:name="Table25" table:style-name="Table25">
        <table:table-column table:style-name="Table25.A"/>
        <table:table-row>
          <table:table-cell table:style-name="Table25.A1" office:value-type="string">
            <text:p text:style-name="P20"><text:bookmark text:name="6bce"/><text:span text:style-name="Source_20_Text"><text:span text:style-name="T10">export PATH="$PATH:~/istio-</text:span></text:span><text:span text:style-name="Source_20_Text"><text:span text:style-name="T11">&lt;version_number&gt;</text:span></text:span><text:span text:style-name="Source_20_Text"><text:span text:style-name="T10">/bin"</text:span></text:span></text:p>
            <text:p text:style-name="P18"><text:bookmark text:name="d4c0"/><text:span text:style-name="Source_20_Text"><text:span text:style-name="T16">cd ~/istio-</text:span></text:span><text:span text:style-name="Source_20_Text"><text:span text:style-name="T17">&lt;version_number&gt;</text:span></text:span></text:p>
          </table:table-cell>
        </table:table-row>
      </table:table>
      <text:p text:style-name="P4"/>
      <text:p text:style-name="P39">Now install istio:</text:p>
      <text:p text:style-name="P3">First we modify kubernetes to be able to deploy istio. </text:p>
      <table:table table:name="Table26" table:style-name="Table26">
        <table:table-column table:style-name="Table26.A"/>
        <table:table-row>
          <table:table-cell table:style-name="Table26.A1" office:value-type="string">
            <text:p text:style-name="P23">kubectl apply -f install/kubernetes/helm/istio-init/files</text:p>
          </table:table-cell>
        </table:table-row>
      </table:table>
      <text:p text:style-name="P2"/>
      <text:p text:style-name="P3">Next, we install Istio itself:</text:p>
      <table:table table:name="Table27" table:style-name="Table27">
        <table:table-column table:style-name="Table27.A"/>
        <table:table-row>
          <table:table-cell table:style-name="Table27.A1" office:value-type="string">
            <text:p text:style-name="P20"><text:bookmark text:name="e241"/><text:span text:style-name="Source_20_Text"><text:span text:style-name="T10">kubectl apply -f install/kubernetes/istio-demo-auth.yaml</text:span></text:span></text:p>
          </table:table-cell>
        </table:table-row>
      </table:table>
      <text:p text:style-name="P3"/>
      <text:p text:style-name="P8">This will deploy Pilot, Mixer, Ingress-Controller, and Egress-Controller, and the Istio CA (Certificate Authority).</text:p>
      <text:p text:style-name="P3">Now check to make sure that the pods for istio have been deployed. </text:p>
      <table:table table:name="Table28" table:style-name="Table28">
        <table:table-column table:style-name="Table28.A"/>
        <table:table-row>
          <table:table-cell table:style-name="Table28.A1" office:value-type="string">
            <text:p text:style-name="P20"><text:bookmark text:name="a630"/><text:span text:style-name="Source_20_Text"><text:span text:style-name="T10">kubectl get pods -n istio-system</text:span></text:span></text:p>
          </table:table-cell>
        </table:table-row>
      </table:table>
      <text:p text:style-name="P3"/>
      <text:p text:style-name="P8">Wait until they are all running or have completed. Once they’re running, Istio has correctly been deployed.</text:p>
      <text:p text:style-name="P8"/>
      <text:p text:style-name="P7"/>
      <text:h text:style-name="P49" text:outline-level="1"><text:soft-page-break/><text:span text:style-name="T42">Step </text:span><text:span text:style-name="T44">2.</text:span><text:span text:style-name="T42"> <text:s/>Deploy the </text:span><text:span text:style-name="T44">sample application.</text:span><text:span text:style-name="T56"> </text:span></text:h>
      <text:p text:style-name="P8">To showcase Istio, a BookInfo web application has been created. This sample deploys a simple application composed of four separate microservices which will be used to demonstrate various features of the Istio service mesh.</text:p>
      <text:p text:style-name="P9"><text:span text:style-name="T18">When deploying an application that will be extended via Istio, the Kubernetes YAML definitions are extended via </text:span><text:span text:style-name="Emphasis"><text:span text:style-name="T43">kube-inject</text:span></text:span><text:span text:style-name="T18">. This will configure the services proxy sidecar (Envoy), Mixers, Certificates, and Init Containers.</text:span><text:change-start text:change-id="ct94616409026336"/></text:p>
      <text:p text:style-name="P24"><text:change-end text:change-id="ct94616409026336"/><text:change-start text:change-id="ct94616409014256"/></text:p>
      <text:p text:style-name="P25"><text:change-end text:change-id="ct94616409014256"/><text:change-start text:change-id="ct94616409018128"/>Run the following command:</text:p>
      <text:p text:style-name="P5"><text:change-end text:change-id="ct94616409018128"/></text:p>
      <table:table table:name="Table1" table:style-name="Table1">
        <table:table-column table:style-name="Table1.A"/>
        <table:table-row>
          <table:table-cell table:style-name="Table1.A1" office:value-type="string">
            <text:p text:style-name="P27"><text:bookmark text:name="2b49"/><text:change-start text:change-id="ct94616409057504"/><text:span text:style-name="Source_20_Text"><text:span text:style-name="T12">kubectl apply -f &lt;(</text:span></text:span><text:span text:style-name="Source_20_Text"><text:span text:style-name="T14">./bin/</text:span></text:span><text:span text:style-name="Source_20_Text"><text:span text:style-name="T12">istioctl kube-inject -f </text:span></text:span><text:a xlink:type="simple" xlink:href="https://raw.githubusercontent.com/istio/istio/release-1.0/samples/bookinfo/platform/kube/bookinfo.yaml" office:target-frame-name="_blank" xlink:show="new" text:style-name="Internet_20_link" text:visited-style-name="Visited_20_Internet_20_Link"><text:span text:style-name="Source_20_Text"><text:span text:style-name="T13">samples/bookinfo/platform/kube/bookinfo.yaml</text:span></text:span></text:a><text:span text:style-name="Source_20_Text"><text:span text:style-name="T12">)</text:span></text:span></text:p>
            <text:p text:style-name="P21"><text:change-end text:change-id="ct94616409057504"/></text:p>
          </table:table-cell>
        </table:table-row>
      </table:table>
      <text:p text:style-name="P5"/>
      <text:p text:style-name="P14"><text:change-start text:change-id="ct94616409057744"/><text:span text:style-name="T45">The </text:span><text:span text:style-name="Source_20_Text"><text:span text:style-name="T46">istioctl kube-inject</text:span></text:span><text:span text:style-name="T45"> command is used to manually modify the </text:span><text:span text:style-name="Source_20_Text"><text:span text:style-name="T46">bookinfo.yaml</text:span></text:span><text:span text:style-name="T45"> file before creating the deployments </text:span><text:change-end text:change-id="ct94616409057744"/><text:change-start text:change-id="ct94616409064352"/></text:p>
      <text:p text:style-name="P40"/>
      <text:p text:style-name="P14"><text:span text:style-name="T45">Then simply deploy the services using </text:span><text:span text:style-name="Source_20_Text"><text:span text:style-name="T46">kubectl</text:span></text:span></text:p>
      <table:table table:name="Table2" table:style-name="Table2">
        <table:table-column table:style-name="Table2.A"/>
        <table:table-row>
          <table:table-cell table:style-name="Table2.A1" office:value-type="string">
            <text:p text:style-name="P17"><text:span text:style-name="Source_20_Text"><text:span text:style-name="T53">kubectl apply -f </text:span></text:span><text:a xlink:type="simple" xlink:href="https://raw.githubusercontent.com/istio/istio/release-1.0/samples/bookinfo/platform/kube/bookinfo.yaml" office:target-frame-name="_blank" xlink:show="new" text:style-name="Internet_20_link" text:visited-style-name="Visited_20_Internet_20_Link"><text:span text:style-name="Source_20_Text"><text:span text:style-name="T54">samples/bookinfo/platform/kube/bookinfo.yaml</text:span></text:span></text:a></text:p>
          </table:table-cell>
        </table:table-row>
      </table:table>
      <text:p text:style-name="P14"><text:span text:style-name="Source_20_Text"><text:span text:style-name="T46"/></text:span></text:p>
      <text:p text:style-name="P14"><text:bookmark text:name="7b72"/><text:change-end text:change-id="ct94616409064352"/><text:change-start text:change-id="ct94616409064592"/><text:span text:style-name="Source_20_Text"><text:span text:style-name="T47">Deploy </text:span></text:span><text:span text:style-name="Source_20_Text"><text:span text:style-name="T48">the </text:span></text:span><text:span text:style-name="Source_20_Text"><text:span text:style-name="T47">gateway</text:span></text:span><text:change-end text:change-id="ct94616409064592"/></text:p>
      <table:table table:name="Table3" table:style-name="Table3">
        <table:table-column table:style-name="Table3.A"/>
        <table:table-row>
          <table:table-cell table:style-name="Table3.A1" office:value-type="string">
            <text:p text:style-name="P20"><text:bookmark text:name="7fb2"/><text:change-start text:change-id="ct94616409059808"/><text:span text:style-name="Source_20_Text"><text:span text:style-name="T10">kubectl apply -f samples/bookinfo/networking/bookinfo-gateway.yaml</text:span></text:span><text:change-end text:change-id="ct94616409059808"/></text:p>
          </table:table-cell>
        </table:table-row>
      </table:table>
      <text:p text:style-name="P28"><text:change-start text:change-id="ct94616409040160"/><text:span text:style-name="Source_20_Text"><text:span text:style-name="T47"/></text:span></text:p>
      <text:p text:style-name="Text_20_body"><text:span text:style-name="T42"><text:line-break/></text:span><text:change-end text:change-id="ct94616409040160"/><text:change-start text:change-id="ct94616409070288"/><text:span text:style-name="Source_20_Text"><text:span text:style-name="T1">Confirm the deployment. </text:span></text:span><text:change-end text:change-id="ct94616409070288"/></text:p>
      <table:table table:name="Table4" table:style-name="Table4">
        <table:table-column table:style-name="Table4.A"/>
        <table:table-row>
          <table:table-cell table:style-name="Table4.A1" office:value-type="string">
            <text:p text:style-name="P27"><text:bookmark text:name="9817"/><text:change-start text:change-id="ct94616409074848"/><text:span text:style-name="Source_20_Text"><text:span text:style-name="T10">kubectl get gateway</text:span></text:span></text:p>
            <text:p text:style-name="P21"><text:change-end text:change-id="ct94616409074848"/></text:p>
          </table:table-cell>
        </table:table-row>
      </table:table>
      <text:p text:style-name="Standard"><text:change-start text:change-id="ct94616409069632"/><text:span text:style-name="Source_20_Text"><text:span text:style-name="T1"/></text:span></text:p>
      <text:p text:style-name="P41"><text:change-end text:change-id="ct94616409069632"/><text:change-start text:change-id="ct94616409078784"/>Get the gateway IP address. <text:change-end text:change-id="ct94616409078784"/></text:p>
      <table:table table:name="Table5" table:style-name="Table5">
        <table:table-column table:style-name="Table5.A"/>
        <table:table-row>
          <table:table-cell table:style-name="Table5.A1" office:value-type="string">
            <text:p text:style-name="P26"><text:bookmark text:name="cb98"/><text:change-start text:change-id="ct94616409081872"/>kubectl get svc istio-ingressgateway -n istio-system</text:p>
            <text:p text:style-name="P21"><text:change-end text:change-id="ct94616409081872"/></text:p>
          </table:table-cell>
        </table:table-row>
      </table:table>
      <text:p text:style-name="P29"><text:change-start text:change-id="ct94616409065136"/></text:p>
      <text:p text:style-name="P41">Check the pod status. <text:change-end text:change-id="ct94616409065136"/></text:p>
      <table:table table:name="Table6" table:style-name="Table6">
        <table:table-column table:style-name="Table6.A"/>
        <table:table-row>
          <table:table-cell table:style-name="Table6.A1" office:value-type="string">
            <text:p text:style-name="P27"><text:bookmark text:name="bad4"/><text:change-start text:change-id="ct94616409086976"/><text:span text:style-name="Source_20_Text"><text:span text:style-name="T10">kubectl get pods</text:span></text:span></text:p>
            <text:p text:style-name="P21"><text:change-end text:change-id="ct94616409086976"/></text:p>
          </table:table-cell>
        </table:table-row>
      </table:table>
      <text:p text:style-name="P29"><text:change-start text:change-id="ct94616409032176"/></text:p>
      <text:p text:style-name="P45"/>
      <text:p text:style-name="P45"/>
      <text:p text:style-name="P45"/>
      <text:p text:style-name="P45"/>
      <text:p text:style-name="P41"><text:soft-page-break/>When the Pods are starting, you may see initiation steps happening as the container is created. This is configuring the Envoy sidecar for handling the traffic management and authentication for the application within the Istio service mesh.<text:change-end text:change-id="ct94616409032176"/><text:change-start text:change-id="ct94616408913120"/></text:p>
      <text:p text:style-name="P41"/>
      <text:p text:style-name="P42">Once all of the pods and services are ready, test the application by running the following command:</text:p>
      <text:p text:style-name="P42"><text:change-end text:change-id="ct94616408913120"/></text:p>
      <table:table table:name="Table7" table:style-name="Table7">
        <table:table-column table:style-name="Table7.A"/>
        <table:table-row>
          <table:table-cell table:style-name="Table7.A1" office:value-type="string">
            <text:p text:style-name="P19"><text:change-start text:change-id="ct94616409108128"/><text:span text:style-name="T57">kubectl</text:span> <text:span text:style-name="T57">exec</text:span> -it <text:span text:style-name="T58">$(</text:span><text:span text:style-name="T57">kubectl</text:span><text:span text:style-name="T58"> get pod -l app</text:span><text:span text:style-name="T59">=</text:span><text:span text:style-name="T58">ratings -o jsonpath</text:span><text:span text:style-name="T59">=</text:span><text:span text:style-name="T60">'{.items[0].metadata.name}'</text:span><text:span text:style-name="T58">)</text:span> -c ratings -- <text:span text:style-name="T57">curl</text:span> productpage:9080/productpage <text:span text:style-name="T59">|</text:span> <text:span text:style-name="T57">grep</text:span> -o <text:span text:style-name="T60">"&lt;title&gt;.*&lt;/title&gt;"</text:span> </text:p>
            <text:p text:style-name="P36">&lt;title&gt;Simple Bookstore App&lt;/title&gt;<text:change-end text:change-id="ct94616409108128"/></text:p>
          </table:table-cell>
        </table:table-row>
      </table:table>
      <text:p text:style-name="P30"><text:change-start text:change-id="ct94616409106928"/></text:p>
      <text:p text:style-name="P30"><text:change-end text:change-id="ct94616409106928"/><text:change-start text:change-id="ct94616409034160"/></text:p>
      <text:p text:style-name="P45"/>
      <text:p text:style-name="P32"><text:change-end text:change-id="ct94616409034160"/><text:change-start text:change-id="ct94616409001200"/></text:p>
      <text:p text:style-name="P37"><text:change-end text:change-id="ct94616409001200"/><text:change-start text:change-id="ct94616409110368"/><text:span text:style-name="T3">Step </text:span><text:span text:style-name="T4">3</text:span><text:span text:style-name="T2">.</text:span><text:span text:style-name="T3"> <text:s/></text:span><text:span text:style-name="T4">Expose</text:span><text:span text:style-name="T3"> the </text:span><text:span text:style-name="T2">sample application.</text:span></text:p>
      <text:p text:style-name="P46"/>
      <text:p text:style-name="P13"><text:span text:style-name="T19">Now that the Bookinfo services are up and running, you need to make the application accessible from outside of your Kubernetes cluster, e.g., from a browser. An </text:span><text:a xlink:type="simple" xlink:href="https://istio.io/docs/concepts/traffic-management/#gateways" text:style-name="Internet_20_link" text:visited-style-name="Visited_20_Internet_20_Link"><text:span text:style-name="T9">Istio Gateway</text:span></text:a><text:span text:style-name="T19"> is used for this purpose.</text:span><text:change-end text:change-id="ct94616409110368"/><text:change-start text:change-id="ct94616409129280"/></text:p>
      <text:p text:style-name="P47"><text:change-end text:change-id="ct94616409129280"/></text:p>
      <table:table table:name="Table8" table:style-name="Table8">
        <table:table-column table:style-name="Table8.A"/>
        <table:table-row>
          <table:table-cell table:style-name="Table8.A1" office:value-type="string">
            <text:p text:style-name="P21"><text:change-start text:change-id="ct94616409133568"/><text:span text:style-name="T25">kubectl</text:span><text:span text:style-name="T20"> apply -f </text:span><text:a xlink:type="simple" xlink:href="https://raw.githubusercontent.com/istio/istio/release-1.1/samples/bookinfo/networking/bookinfo-gateway.yaml" office:target-frame-name="_blank" xlink:show="new" text:style-name="Internet_20_link" text:visited-style-name="Visited_20_Internet_20_Link"><text:span text:style-name="T15">samples/bookinfo/networking/bookinfo-gateway.yaml</text:span></text:a><text:change-end text:change-id="ct94616409133568"/></text:p>
          </table:table-cell>
        </table:table-row>
      </table:table>
      <text:p text:style-name="P34"><text:change-start text:change-id="ct94616409134592"/></text:p>
      <text:p text:style-name="P43"><text:change-end text:change-id="ct94616409134592"/><text:change-start text:change-id="ct94616409134832"/>Confirm the gateway has been created:<text:change-end text:change-id="ct94616409134832"/></text:p>
      <table:table table:name="Table9" table:style-name="Table9">
        <table:table-column table:style-name="Table9.A"/>
        <table:table-row>
          <table:table-cell table:style-name="Table9.A1" office:value-type="string">
            <text:p text:style-name="P22"><text:change-start text:change-id="ct94616409141008"/><text:span text:style-name="T26">kubectl</text:span><text:span text:style-name="T21"> get gateway</text:span><text:change-end text:change-id="ct94616409141008"/></text:p>
          </table:table-cell>
        </table:table-row>
      </table:table>
      <text:p text:style-name="P33"><text:change-start text:change-id="ct94616409144000"/></text:p>
      <text:p text:style-name="P11"><text:span text:style-name="T6">W</text:span><text:span text:style-name="T5">e are going to use the nodeport to allow for external access to the bookinfo application. </text:span><text:change-end text:change-id="ct94616409144000"/></text:p>
      <table:table table:name="Table10" table:style-name="Table10">
        <table:table-column table:style-name="Table10.A"/>
        <table:table-row>
          <table:table-cell table:style-name="Table10.A1" office:value-type="string">
            <text:p text:style-name="P16"><text:change-start text:change-id="ct94616409148096"/><text:span text:style-name="T28">$ </text:span><text:change-end text:change-id="ct94616409148096"/><text:change-start text:change-id="ct94616409167392"/><text:span text:style-name="T27">export</text:span><text:span text:style-name="T22"> INGRESS_PORT</text:span><text:span text:style-name="T30">=</text:span><text:span text:style-name="T33">$(</text:span><text:span text:style-name="T27">kubectl</text:span><text:span text:style-name="T33"> -n istio-system get </text:span><text:span text:style-name="T27">service</text:span><text:span text:style-name="T33"> istio-ingressgateway -o jsonpath</text:span><text:span text:style-name="T30">=</text:span><text:span text:style-name="T33">'</text:span><text:span text:style-name="T36">{</text:span><text:span text:style-name="T33">.spec.ports</text:span><text:span text:style-name="T36">[</text:span><text:span text:style-name="T33">?</text:span><text:span text:style-name="T36">(</text:span><text:span text:style-name="T33">@.name</text:span><text:span text:style-name="T30">==</text:span><text:span text:style-name="T39">"http2"</text:span><text:span text:style-name="T33">)</text:span><text:span text:style-name="T36">]</text:span><text:span text:style-name="T22">.nodePort</text:span><text:span text:style-name="T36">}</text:span><text:span text:style-name="T22">'</text:span><text:span text:style-name="T36">)</text:span><text:span text:style-name="T22"> </text:span></text:p>
            <text:p text:style-name="P48"/>
            <text:p text:style-name="P15"><text:span text:style-name="T23">$ </text:span><text:span text:style-name="T29">export</text:span><text:span text:style-name="T23"> SECURE_INGRESS_PORT</text:span><text:span text:style-name="T31">=</text:span><text:span text:style-name="T34">$(</text:span><text:span text:style-name="T29">kubectl</text:span><text:span text:style-name="T34"> -n istio-system get </text:span><text:span text:style-name="T29">service</text:span><text:span text:style-name="T34"> istio-ingressgateway -o jsonpath</text:span><text:span text:style-name="T31">=</text:span><text:span text:style-name="T34">'</text:span><text:span text:style-name="T37">{</text:span><text:span text:style-name="T34">.spec.ports</text:span><text:span text:style-name="T37">[</text:span><text:span text:style-name="T34">?</text:span><text:span text:style-name="T37">(</text:span><text:span text:style-name="T34">@.name</text:span><text:span text:style-name="T31">==</text:span><text:span text:style-name="T40">"https"</text:span><text:span text:style-name="T34">)</text:span><text:span text:style-name="T37">]</text:span><text:span text:style-name="T23">.nodePort</text:span><text:span text:style-name="T37">}</text:span><text:span text:style-name="T23">'</text:span><text:span text:style-name="T37">)</text:span><text:change-end text:change-id="ct94616409167392"/><text:change-start text:change-id="ct94616409165536"/></text:p>
            <text:p text:style-name="P35"><text:change-end text:change-id="ct94616409165536"/><text:change-start text:change-id="ct94616409166784"/></text:p>
            <text:p text:style-name="P15"><text:span text:style-name="T38">$ </text:span><text:span text:style-name="T29">export</text:span><text:span text:style-name="T24"> INGRESS_HOST</text:span><text:span text:style-name="T31">=</text:span><text:span text:style-name="T34">$(</text:span><text:span text:style-name="T29">kubectl</text:span><text:span text:style-name="T34"> get po -l istio</text:span><text:span text:style-name="T31">=</text:span><text:span text:style-name="T34">ingressgateway -n istio-system -o jsonpath</text:span><text:span text:style-name="T31">=</text:span><text:span text:style-name="T40">'{.items[0].status.hostIP}'</text:span><text:span text:style-name="T34">)</text:span><text:change-end text:change-id="ct94616409166784"/></text:p>
          </table:table-cell>
        </table:table-row>
      </table:table>
      <text:p text:style-name="P31"><text:change-start text:change-id="ct94616409163536"/></text:p>
      <text:p text:style-name="P12"><text:change-end text:change-id="ct94616409163536"/><text:change-start text:change-id="ct94616409174048"/><text:span text:style-name="T7">N</text:span><text:span text:style-name="T8">ow set the GATEWAY_URL environment variable. </text:span><text:change-end text:change-id="ct94616409174048"/></text:p>
      <table:table table:name="Table11" table:style-name="Table11">
        <table:table-column table:style-name="Table11.A"/>
        <table:table-row>
          <table:table-cell table:style-name="Table11.A1" office:value-type="string">
            <text:p text:style-name="P22"><text:change-start text:change-id="ct94616409092112"/><text:span text:style-name="T26">export</text:span><text:span text:style-name="T21"> GATEWAY_URL</text:span><text:span text:style-name="T32">=</text:span><text:span text:style-name="T35">$INGRESS_HOST</text:span><text:span text:style-name="T41">:</text:span><text:span text:style-name="T35">$INGRESS_PORT</text:span><text:change-end text:change-id="ct94616409092112"/></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Work Sans" svg:font-family="'Work Sans', sans-serif"/>
    <style:font-face style:name="medium-content-serif-font" svg:font-family="medium-content-serif-font,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30T22:55:27.115927021</dc:date>
    <meta:editing-duration>P1DT16H13M44S</meta:editing-duration>
    <meta:editing-cycles>55</meta:editing-cycles>
    <meta:generator>LibreOffice/6.2.2.2$Linux_X86_64 LibreOffice_project/20$Build-2</meta:generator>
    <meta:document-statistic meta:table-count="16" meta:image-count="0" meta:object-count="0" meta:page-count="4" meta:paragraph-count="49" meta:word-count="480" meta:character-count="3636" meta:non-whitespace-character-count="3185"/>
  </office:meta>
</office:document-meta>
</file>